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officeooo:paragraph-rsid="00181318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" fo:font-size="18pt" style:text-underline-style="solid" style:text-underline-width="auto" style:text-underline-color="font-color" fo:font-weight="bold" officeooo:rsid="0019680b" officeooo:paragraph-rsid="0019680b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4pt" officeooo:paragraph-rsid="00182ce1" style:font-size-asian="24pt" style:font-size-complex="24pt"/>
    </style:style>
    <style:style style:name="P4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5" style:family="paragraph" style:parent-style-name="Standard">
      <style:paragraph-properties fo:margin-left="1.251cm" fo:margin-right="0cm" fo:line-height="150%" fo:text-indent="0cm" style:auto-text-indent="false"/>
      <style:text-properties style:font-name="Arial" fo:font-size="12pt" officeooo:paragraph-rsid="0019680b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7" style:family="paragraph" style:parent-style-name="Standard">
      <style:paragraph-properties fo:margin-left="2.501cm" fo:margin-right="0cm" fo:line-height="150%" fo:text-indent="0cm" style:auto-text-indent="false"/>
      <style:text-properties style:font-name="Arial" fo:font-size="12pt" officeooo:paragraph-rsid="00181318" style:font-size-asian="12pt" style:font-size-complex="12pt"/>
    </style:style>
    <style:style style:name="P8" style:family="paragraph" style:parent-style-name="Header">
      <style:paragraph-properties fo:text-align="end" style:justify-single-word="false"/>
      <style:text-properties officeooo:rsid="00182ce1" officeooo:paragraph-rsid="00182ce1"/>
    </style:style>
    <style:style style:name="P9" style:family="paragraph" style:parent-style-name="Footer">
      <style:paragraph-properties fo:text-align="end" style:justify-single-word="false"/>
      <style:text-properties officeooo:rsid="0019680b" officeooo:paragraph-rsid="0019680b"/>
    </style:style>
    <style:style style:name="T1" style:family="text">
      <style:text-properties officeooo:rsid="00181318"/>
    </style:style>
    <style:style style:name="T2" style:family="text">
      <style:text-properties style:text-underline-style="solid" style:text-underline-width="auto" style:text-underline-color="font-color" fo:font-weight="bold" officeooo:rsid="00182ce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area 1</text:span></text:p>
      <text:p text:style-name="P2">Indice</text:p>
      <text:p text:style-name="P1">1. ANTEPROYECTO</text:p>
      <text:p text:style-name="P4">1.1. Titulo</text:p>
      <text:p text:style-name="P4">1.2. Breve descripción de la organización / empresa.</text:p>
      <text:p text:style-name="P4">1.3. Breve descripción del proyecto. Objetivos</text:p>
      <text:p text:style-name="P4">1.4. Destinatarios</text:p>
      <text:p text:style-name="P4">1.5. Palabras clave</text:p>
      <text:p text:style-name="P4">1.<text:span text:style-name="T1">6</text:span>. Requisitos hardware y software para los usuarios y el desarrollador web.</text:p>
      <text:p text:style-name="P1">2. GUÍA DE ESTILO DEL SITIO WEB</text:p>
      <text:p text:style-name="P4">2.1. Estructura de la página principal y secundaria</text:p>
      <text:p text:style-name="P7">2.1.1. Cabecera. Logotipo</text:p>
      <text:p text:style-name="P7">2.1.2. Tipos de menús y ubicación</text:p>
      <text:p text:style-name="P7">2.1.3. Pie de página</text:p>
      <text:p text:style-name="P7">2.1.4. Otros</text:p>
      <text:p text:style-name="P4">2.2. Selección de la gama de colores, contrastes</text:p>
      <text:p text:style-name="P5">2.3. Selección de la tipografía para los títulos, subtítulos, texto,.. Tipo de fuentes y formato.</text:p>
      <text:p text:style-name="P4">2.4. Selección de imágenes (proporción, formato, ubicación...) e iconos (significado de cada uno de ellos)</text:p>
      <text:p text:style-name="P4">2.5. Selección de formas, líneas y texturas</text:p>
      <text:p text:style-name="P4">2.6. Uso del espacio en blanco</text:p>
      <text:p text:style-name="P4">2.7. Uso de la proximidad entre los elementos.</text:p>
      <text:p text:style-name="P4">2.8. Tipo de ritmo</text:p>
      <text:p text:style-name="P4">2.9. Elementos dominantes, subdominantes y subordinados</text:p>
      <text:p text:style-name="P4">2.10. Otros (Uso de listas, tablas,…)</text:p>
      <text:p text:style-name="P1">3. MAPA DE NAVEGACIÓN</text:p>
      <text:p text:style-name="P1">4. PROTOTIPOS</text:p>
      <text:p text:style-name="P4">4.1. Página principal o página index</text:p>
      <text:p text:style-name="P4">4.2. Página primer nivel de navegación</text:p>
      <text:p text:style-name="P4">4.3. Página segundo nivel de navegación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2ce1" officeooo:paragraph-rsid="00182ce1"/>
    </style:style>
    <style:style style:name="MP2" style:family="paragraph" style:parent-style-name="Footer">
      <style:paragraph-properties fo:text-align="end" style:justify-single-word="false"/>
      <style:text-properties officeooo:rsid="0019680b" officeooo:paragraph-rsid="001968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ria del Mar Vazquez Rodriguez<text:toc-mark text:string-value="1" text:outline-level="1"/><text:toc-mark text:string-value="1" text:outline-level="1"/><text:toc-mark text:string-value="1" text:outline-level="1"/><text:toc-mark text:string-value="1" text:outline-level="1"/><text:toc-mark text:string-value="1" text:outline-level="1"/><text:toc-mark text:string-value="1" text:outline-level="1"/><text:toc-mark text:string-value="1" text:outline-level="1"/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29:42.621423377</meta:creation-date>
    <dc:date>2019-11-05T16:56:15.370257882</dc:date>
    <meta:editing-duration>PT10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173" meta:character-count="1082" meta:non-whitespace-character-count="940"/>
  </office:meta>
</office:document-meta>
</file>